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" style:family="paragraph" style:parent-style-name="mark" style:list-style-name="L1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3" style:family="paragraph" style:parent-style-name="mark" style:list-style-name="L2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4" style:family="paragraph" style:parent-style-name="mark"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52525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4">8.8</text:span><text:span text:style-name="T3"> <text:s/></text:span><text:span text:style-name="T2">VPN</text:span><text:span text:style-name="T1"> (Віртуальна приватна мережа, англ. Virtual Private Network) — це логічна мережа, створена поверх інших мереж, на базі загальнодоступних або віртуальних каналів інших мереж (Інтернет). Прикладом створення віртуальної мережі використовується інкапсуляція протоколу </text:span><text:span text:style-name="T2">PPP</text:span><text:span text:style-name="T1"> в будь-який інший протокол — IP (ця реалізація називається також </text:span><text:span text:style-name="T2">PPTP</text:span><text:span text:style-name="T1"> — Point-to-Point Tunneling Protocol) або Ethernet (</text:span><text:span text:style-name="T2">PPPoE</text:span><text:span text:style-name="T1">). Деякі інші протоколи так само надають можливість формування захищених каналів (SSH).</text:span></text:p>
      <text:p text:style-name="P1">Захист інформації при передачі:</text:p>
      <text:list xml:id="list1241450551" text:style-name="L1">
        <text:list-item>
          <text:p text:style-name="P2">аутентифікація сторін</text:p>
        </text:list-item>
        <text:list-item>
          <text:p text:style-name="P2">шифрування інформації</text:p>
        </text:list-item>
        <text:list-item>
          <text:p text:style-name="P2">підтвердження достовірності і цілісності інформації</text:p>
        </text:list-item>
        <text:list-item>
          <text:p text:style-name="P2">захист віл повтору, затримки та видалення повідомлень</text:p>
        </text:list-item>
        <text:list-item>
          <text:p text:style-name="P2">унеможливлення відмовлення від відправлення і отримання повідомлень</text:p>
        </text:list-item>
      </text:list>
      <text:p text:style-name="P1">Типи VPN:</text:p>
      <text:list xml:id="list1160056273" text:style-name="L2">
        <text:list-item>
          <text:p text:style-name="P3">Intranet VPN Використовують для об'єднання в єдину захищену мережу кількох розподілених філій однієї організації, які обмінюються даними по відкритих каналах зв'язку.</text:p>
        </text:list-item>
        <text:list-item>
          <text:p text:style-name="P3">Remote Access VPN Використовують для створення захищеного каналу між сегментом корпоративної мережі (центральним офісом або філією) і одиночним користувачем, який, працюючи вдома, підключається до корпоративних ресурсів з домашнього комп'ютера, корпоративного ноутбука чи смартфона.</text:p>
        </text:list-item>
        <text:list-item>
          <text:p text:style-name="P3">Extranet VPN Використовують для мереж, до яких підключаються «зовнішні» користувачі (наприклад, замовники або клієнти), яким обмежують доступ до особливо цінної, конфіденційної інформації.</text:p>
        </text:list-item>
        <text:list-item>
          <text:p text:style-name="P3">Internet VPN Використовують для надання доступу до інтернету провайдерами, у випадку якщо по одному фізичному каналу підключаються декілька користувачів.</text:p>
        </text:list-item>
        <text:list-item>
          <text:p text:style-name="P3">Client / Server VPN Забезпечує захист переданих даних між двома вузлами(не мережами) корпоративної мережі.</text:p>
        </text:list-item>
      </text:list>
      <text:p text:style-name="P1">VPN реалізуються засобами протоколів сеансового, мережного і канального рівнів.</text:p>
      <text:p text:style-name="P4">Протоколи:</text:p>
      <text:p text:style-name="P1"><text:span text:style-name="T5">IPSec</text:span> (IP security) — часто використовується поверх IPv4.</text:p>
      <text:p text:style-name="P1"><text:span text:style-name="T5">PPTP</text:span> (point-to-point tunneling protocol) — розроблявся спільними зусиллями декількох компаній, включаючи Microsoft.</text:p>
      <text:p text:style-name="P1"><text:span text:style-name="T5">PPPoE</text:span> (PPP (Point-to-Point Protocol) over Ethernet)</text:p>
      <text:p text:style-name="P1"><text:span text:style-name="T5">L2TP</text:span> (Layer 2 Tunnelling Protocol) — використовується в продуктах компаній Microsoft і Cisco.</text:p>
      <text:p text:style-name="P1"><text:span text:style-name="T5">L2TPv3</text:span> (Layer 2 Tunnelling Protocol version 3).</text:p>
      <text:p text:style-name="P1"><text:span text:style-name="T5">OpenVPN</text:span> SSL VPN з відкритим вихідним кодом, підтримує режими PPP, bridge, point-to-point, multi-client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2:09:05</dc:date>
    <dc:creator>mark </dc:creator>
    <meta:editing-duration>P0D</meta:editing-duration>
    <meta:editing-cycles>11</meta:editing-cycles>
    <meta:document-statistic meta:table-count="0" meta:image-count="0" meta:object-count="0" meta:page-count="1" meta:paragraph-count="21" meta:word-count="271" meta:character-count="2198" meta:non-whitespace-character-count="1947"/>
  </office:meta>
</office:document-meta>
</file>